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tyle="italic" style:font-style-asian="italic" style:font-style-complex="italic" fo:color="#000000" fo:font-size="8pt" style:font-size-asian="8pt" style:font-size-complex="8pt" style:text-underline-type="single" style:text-underline-style="solid" style:text-underline-width="auto" style:text-underline-mode="continuous" fo:language="de" fo:country="DE"/>
    </style:style>
    <style:style style:name="T3" style:parent-style-name="Absatz-Standardschriftart" style:family="text">
      <style:text-properties fo:font-style="italic" style:font-style-asian="italic" style:font-style-complex="italic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>
        <style:columns fo:column-count="2">
          <style:column style:rel-width="3690*" fo:start-indent="0in" fo:end-indent="0in"/>
          <style:column style:rel-width="5948*" fo:start-indent="0in" fo:end-indent="0in"/>
        </style:columns>
      </style:section-properties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end"/>
      <style:text-properties fo:color="#000000"/>
    </style:style>
    <style:style style:name="P14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color="#666666" fo:language="de" fo:country="DE"/>
    </style:style>
    <style:style style:name="P15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color="#666666" fo:language="de" fo:country="DE"/>
    </style:style>
    <style:style style:name="P16" style:parent-style-name="Standard" style:family="paragraph">
      <style:paragraph-properties fo:text-align="end"/>
      <style:text-properties fo:font-weight="bold" style:font-weight-asian="bold" style:font-weight-complex="bold" fo:color="#666666" fo:language="de" fo:country="DE"/>
    </style:style>
    <style:style style:name="P17" style:parent-style-name="Standard" style:family="paragraph">
      <style:paragraph-properties fo:text-align="end"/>
      <style:text-properties fo:color="#666666" fo:language="de" fo:country="DE"/>
    </style:style>
    <style:style style:name="P18" style:parent-style-name="Standard" style:family="paragraph">
      <style:paragraph-properties fo:text-align="end"/>
      <style:text-properties fo:color="#666666" fo:language="de" fo:country="DE"/>
    </style:style>
    <style:style style:name="P19" style:parent-style-name="Standard" style:family="paragraph">
      <style:paragraph-properties fo:text-align="end"/>
      <style:text-properties fo:color="#666666" fo:language="de" fo:country="DE"/>
    </style:style>
    <style:style style:name="P20" style:parent-style-name="Standard" style:family="paragraph">
      <style:paragraph-properties fo:text-align="end"/>
      <style:text-properties fo:color="#666666" fo:language="de" fo:country="DE"/>
    </style:style>
    <style:style style:name="P21" style:parent-style-name="Standard" style:family="paragraph">
      <style:paragraph-properties fo:text-align="end"/>
      <style:text-properties fo:color="#666666" fo:language="de" fo:country="DE"/>
    </style:style>
    <style:style style:name="P22" style:parent-style-name="Standard" style:family="paragraph">
      <style:text-properties fo:color="#666666" fo:language="de" fo:country="DE"/>
    </style:style>
    <style:style style:name="S2" style:family="section">
      <style:section-properties fo:margin-left="0in" fo:margin-right="0in" style:writing-mode="lr-tb"/>
    </style:style>
    <style:style style:name="P23" style:parent-style-name="Standard" style:family="paragraph">
      <style:text-properties fo:font-size="20pt" style:font-size-asian="20pt" style:font-size-complex="20pt" fo:language="de" fo:country="DE"/>
    </style:style>
    <style:style style:name="P24" style:parent-style-name="Standard" style:family="paragraph">
      <style:text-properties fo:font-size="20pt" style:font-size-asian="20pt" style:font-size-complex="20pt" fo:language="de" fo:country="DE"/>
    </style:style>
    <style:style style:name="P25" style:parent-style-name="Standard" style:family="paragraph">
      <style:paragraph-properties fo:text-align="justify"/>
      <style:text-properties fo:language="de" fo:country="DE"/>
    </style:style>
    <style:style style:name="P26" style:parent-style-name="Standard" style:family="paragraph">
      <style:paragraph-properties fo:text-align="justify"/>
      <style:text-properties fo:language="de" fo:country="DE"/>
    </style:style>
    <style:style style:name="P27" style:parent-style-name="Standard" style:family="paragraph">
      <style:paragraph-properties fo:text-align="justify"/>
      <style:text-properties fo:language="de" fo:country="DE"/>
    </style:style>
    <style:style style:name="P28" style:parent-style-name="Standard" style:family="paragraph">
      <style:paragraph-properties fo:text-align="justify"/>
      <style:text-properties fo:language="de" fo:country="DE"/>
    </style:style>
    <style:style style:name="TableColumn30" style:family="table-column">
      <style:table-column-properties style:column-width="2.6875in" style:use-optimal-column-width="false"/>
    </style:style>
    <style:style style:name="TableColumn31" style:family="table-column">
      <style:table-column-properties style:column-width="1.3125in" style:use-optimal-column-width="false"/>
    </style:style>
    <style:style style:name="TableColumn32" style:family="table-column">
      <style:table-column-properties style:column-width="1.3125in" style:use-optimal-column-width="false"/>
    </style:style>
    <style:style style:name="TableColumn33" style:family="table-column">
      <style:table-column-properties style:column-width="1.3854in" style:use-optimal-column-width="false"/>
    </style:style>
    <style:style style:name="Table29" style:family="table">
      <style:table-properties style:width="6.6979in" fo:margin-left="0in" table:align="left"/>
    </style:style>
    <style:style style:name="TableRow34" style:family="table-row">
      <style:table-row-properties style:use-optimal-row-height="false" fo:keep-together="always"/>
    </style:style>
    <style:style style:name="TableCell35" style:family="table-cell">
      <style:table-cell-properties fo:border-top="0.0138in dotted #000000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TableCell37" style:family="table-cell">
      <style:table-cell-properties fo:border-top="0.0138in dotted #000000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0.0138in dotted #000000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="0.0138in dotte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Row48" style:family="table-row">
      <style:table-row-properties style:use-optimal-row-height="false" fo:keep-together="always"/>
    </style:style>
    <style:style style:name="TableCell49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 fo:keep-together="always"/>
    </style:style>
    <style:style style:name="TableCell57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 fo:keep-together="always"/>
    </style:style>
    <style:style style:name="TableCell105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Row120" style:family="table-row">
      <style:table-row-properties style:use-optimal-row-height="false" fo:keep-together="always"/>
    </style:style>
    <style:style style:name="TableCell121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  <style:text-properties fo:language="de" fo:country="DE"/>
    </style:style>
    <style:style style:name="P132" style:parent-style-name="Standard" style:family="paragraph">
      <style:paragraph-properties fo:text-align="justify"/>
      <style:text-properties fo:language="de" fo:country="DE"/>
    </style:style>
    <style:style style:name="P133" style:parent-style-name="Standard" style:family="paragraph">
      <style:paragraph-properties fo:text-align="justify"/>
      <style:text-properties fo:language="de" fo:country="DE"/>
    </style:style>
    <style:style style:name="P134" style:parent-style-name="Standard" style:family="paragraph">
      <style:paragraph-properties fo:text-align="justify"/>
      <style:text-properties fo:font-size="11pt" style:font-size-asian="11pt" style:font-size-complex="11pt" fo:language="de" fo:country="DE"/>
    </style:style>
    <style:style style:name="P135" style:parent-style-name="Standard" style:family="paragraph">
      <style:paragraph-properties fo:text-align="justify"/>
    </style:style>
    <style:style style:name="T136" style:parent-style-name="Absatz-Standardschriftart" style:family="text">
      <style:text-properties fo:font-size="11pt" style:font-size-asian="11pt" style:font-size-complex="11pt" fo:language="de" fo:country="DE"/>
    </style:style>
    <style:style style:name="T137" style:parent-style-name="Absatz-Standardschriftart" style:family="text">
      <style:text-properties fo:font-size="11pt" style:font-size-asian="11pt" style:font-size-complex="11pt"/>
    </style:style>
    <style:style style:name="T138" style:parent-style-name="Absatz-Standardschriftart" style:family="text">
      <style:text-properties fo:font-size="10.5pt" style:font-size-asian="10.5pt" fo:background-color="#FFFFFF"/>
    </style:style>
    <style:style style:name="P139" style:parent-style-name="Standard" style:family="paragraph">
      <style:paragraph-properties fo:text-align="justify"/>
      <style:text-properties fo:language="de" fo:country="DE"/>
    </style:style>
    <style:style style:name="P140" style:parent-style-name="Standard" style:family="paragraph">
      <style:paragraph-properties fo:text-align="justify"/>
      <style:text-properties fo:language="de" fo:country="DE"/>
    </style:style>
    <style:style style:name="P141" style:parent-style-name="Standard" style:family="paragraph">
      <style:paragraph-properties fo:text-align="justify"/>
      <style:text-properties fo:language="de" fo:country="DE"/>
    </style:style>
    <style:style style:name="P142" style:parent-style-name="Standard" style:family="paragraph">
      <style:paragraph-properties fo:text-align="justify"/>
      <style:text-properties fo:language="de" fo:country="DE"/>
    </style:style>
    <style:style style:name="P143" style:parent-style-name="Standard" style:family="paragraph">
      <style:paragraph-properties fo:text-align="justify"/>
      <style:text-properties fo:language="de" fo:country="DE"/>
    </style:style>
    <style:style style:name="P144" style:parent-style-name="Standard" style:family="paragraph">
      <style:paragraph-properties fo:text-align="justify"/>
    </style:style>
    <style:style style:name="T145" style:parent-style-name="Absatz-Standardschriftart" style:family="text">
      <style:text-properties fo:font-size="11pt" style:font-size-asian="11pt" style:font-size-complex="11pt" fo:language="de" fo:country="DE" style:language-asian="de" style:country-asian="DE" style:language-complex="ar" style:country-complex="SA"/>
    </style:style>
    <style:style style:name="S3" style:family="section">
      <style:section-properties fo:margin-left="0in" fo:margin-right="0in" style:writing-mode="lr-tb">
        <style:columns fo:column-count="3">
          <style:column style:rel-width="3213*" fo:start-indent="0in" fo:end-indent="0in"/>
          <style:column style:rel-width="3213*" fo:start-indent="0in" fo:end-indent="0in"/>
          <style:column style:rel-width="3213*" fo:start-indent="0in" fo:end-indent="0in"/>
        </style:columns>
      </style:section-properties>
    </style:style>
    <style:style style:name="T146" style:parent-style-name="Absatz-Standardschriftart" style:family="text">
      <style:text-properties fo:font-size="10pt" style:font-size-asian="10pt" style:font-size-complex="10pt" fo:language="de" fo:country="DE"/>
    </style:style>
    <style:style style:name="P147" style:parent-style-name="Standard" style:family="paragraph">
      <style:text-properties fo:font-size="10pt" style:font-size-asian="10pt" style:font-size-complex="10pt" fo:language="de" fo:country="DE"/>
    </style:style>
    <style:style style:name="P148" style:parent-style-name="Standard" style:family="paragraph">
      <style:text-properties fo:font-size="10pt" style:font-size-asian="10pt" style:font-size-complex="10pt" fo:language="de" fo:country="DE"/>
    </style:style>
    <style:style style:name="P149" style:parent-style-name="Standard" style:family="paragraph">
      <style:text-properties fo:font-size="10pt" style:font-size-asian="10pt" style:font-size-complex="10pt" fo:language="de" fo:country="DE"/>
    </style:style>
    <style:style style:name="P150" style:parent-style-name="Standard" style:family="paragraph">
      <style:text-properties fo:font-size="10pt" style:font-size-asian="10pt" style:font-size-complex="10pt" fo:language="de" fo:country="DE"/>
    </style:style>
    <style:style style:name="P151" style:parent-style-name="Standard" style:family="paragraph">
      <style:text-properties fo:font-size="10pt" style:font-size-asian="10pt" style:font-size-complex="10pt" fo:language="de" fo:country="DE"/>
    </style:style>
    <style:style style:name="P152" style:parent-style-name="Standard" style:family="paragraph">
      <style:text-properties fo:font-size="10pt" style:font-size-asian="10pt" style:font-size-complex="10pt" fo:language="de" fo:country="DE"/>
    </style:style>
    <style:style style:name="P153" style:parent-style-name="Standard" style:family="paragraph">
      <style:text-properties fo:font-size="10pt" style:font-size-asian="10pt" style:font-size-complex="10pt" fo:language="de" fo:country="DE"/>
    </style:style>
    <style:style style:name="P154" style:parent-style-name="Standard" style:family="paragraph">
      <style:text-properties fo:font-size="10pt" style:font-size-asian="10pt" style:font-size-complex="10pt" fo:language="de" fo:country="DE"/>
    </style:style>
    <style:style style:name="P155" style:parent-style-name="Standard" style:family="paragraph">
      <style:text-properties fo:font-size="10pt" style:font-size-asian="10pt" style:font-size-complex="10pt" fo:language="de" fo:country="DE"/>
    </style:style>
    <style:style style:name="P156" style:parent-style-name="Standard" style:family="paragraph">
      <style:text-properties fo:font-size="10pt" style:font-size-asian="10pt" style:font-size-complex="10pt" fo:language="de" fo:country="DE"/>
    </style:style>
    <style:style style:name="P157" style:parent-style-name="Standard" style:family="paragraph">
      <style:text-properties fo:font-size="10pt" style:font-size-asian="10pt" style:font-size-complex="10pt" fo:language="de" fo:country="DE"/>
    </style:style>
    <style:style style:name="P158" style:parent-style-name="Standard" style:family="paragraph">
      <style:text-properties fo:font-size="10pt" style:font-size-asian="10pt" style:font-size-complex="10pt" fo:language="de" fo:country="DE"/>
    </style:style>
    <style:style style:name="P159" style:parent-style-name="Standard" style:family="paragraph">
      <style:text-properties fo:font-size="10pt" style:font-size-asian="10pt" style:font-size-complex="10pt" fo:language="de" fo:country="DE"/>
    </style:style>
    <style:style style:name="S4" style:family="section">
      <style:section-properties fo:margin-left="0in" fo:margin-right="0in" style:writing-mode="lr-tb"/>
    </style:style>
    <style:style style:name="P160" style:parent-style-name="Standard" style:family="paragraph">
      <style:text-properties fo:font-size="11pt" style:font-size-asian="11pt" style:font-size-complex="11pt" fo:language="de" fo:country="DE"/>
    </style:style>
    <style:style style:name="P161" style:parent-style-name="Standard" style:family="paragraph">
      <style:text-properties fo:font-size="11pt" style:font-size-asian="11pt" style:font-size-complex="11pt" fo:language="de" fo:country="DE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Haushaltsnahe Dienstleistungen und Seniorenbetreuung Inh.<text:s/></text:span><text:span text:style-name="T3">Muster</text:span></text:p>
      <text:p text:style-name="P4"/>
      <text:section text:name="Sect1" text:style-name="S1">
        <text:p text:style-name="Standard"/>
        <text:p text:style-name="P5"/>
        <text:p text:style-name="P6"/>
        <text:p text:style-name="P7">%name%</text:p>
        <text:p text:style-name="P8">%street%</text:p>
        <text:p text:style-name="P9">%zip% %city%</text:p>
        <text:p text:style-name="P10"/>
        <text:p text:style-name="P11"/>
        <text:p text:style-name="P12"/>
        <text:p text:style-name="Standard"/>
        <text:p text:style-name="P13"/>
        <text:p text:style-name="P14">Haushaltsnahe Dienstleistungen</text:p>
        <text:p text:style-name="P15">und Seniorenbetreuung</text:p>
        <text:p text:style-name="P16">Inh. Monika Balonek</text:p>
        <text:p text:style-name="P17">In der<text:s/>Kuhtrifft 33</text:p>
        <text:p text:style-name="P18">41541 Dormagen</text:p>
        <text:p text:style-name="P19">Telefon: 02133 6666666</text:p>
        <text:p text:style-name="P20">Fax: 02133 6666669</text:p>
        <text:p text:style-name="P21">E-mail: satan-hat-wasserkocher-gegessen@web.de</text:p>
        <text:p text:style-name="P22"/>
      </text:section>
      <text:section text:name="Sect2" text:style-name="S2">
        <text:p text:style-name="P23"/>
        <text:p text:style-name="P24">Monatsrechnung:<text:s/>%monthto% %year%</text:p>
        <text:p text:style-name="P25">Rechnung Nr. %billid%<text:s/><text:tab/><text:tab/><text:tab/>Kunden-Nr.: %clientid%<text:tab/><text:tab/><text:tab/><text:s text:c="8"/>Datum: %billdate%</text:p>
        <text:p text:style-name="P26"/>
        <text:p text:style-name="P27"/>
        <text:p text:style-name="P28"/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  <table:table-column table:style-name="TableColumn33"/>
          </table:table-columns>
          <table:table-header-rows>
            <table:table-row table:style-name="TableRow34">
              <table:table-cell table:style-name="TableCell35">
                <text:p text:style-name="P36">Bezeichnung</text:p>
              </table:table-cell>
              <table:table-cell table:style-name="TableCell37">
                <text:p text:style-name="TableHeading">Umfang</text:p>
              </table:table-cell>
              <table:table-cell table:style-name="TableCell38">
                <text:p text:style-name="TableHeading">Einzelpreis</text:p>
              </table:table-cell>
              <table:table-cell table:style-name="TableCell39">
                <text:p text:style-name="TableHeading">Gesamtpreis</text:p>
              </table:table-cell>
            </table:table-row>
          </table:table-header-rows>
          <table:table-row table:style-name="TableRow40">
            <table:table-cell table:style-name="TableCell41">
              <text:p text:style-name="TableContents">%pos1description% am %pos1date%</text:p>
            </table:table-cell>
            <table:table-cell table:style-name="TableCell42">
              <text:p text:style-name="P43">%pos1time% Stunden</text:p>
            </table:table-cell>
            <table:table-cell table:style-name="TableCell44">
              <text:p text:style-name="P45">%pos1rate% EUR</text:p>
            </table:table-cell>
            <table:table-cell table:style-name="TableCell46">
              <text:p text:style-name="P47">%pos1total% EUR</text:p>
            </table:table-cell>
          </table:table-row>
          <table:table-row table:style-name="TableRow48">
            <table:table-cell table:style-name="TableCell49">
              <text:p text:style-name="TableContents">%pos2description% am %pos2date%</text:p>
            </table:table-cell>
            <table:table-cell table:style-name="TableCell50">
              <text:p text:style-name="P51">%pos2time% Stunden</text:p>
            </table:table-cell>
            <table:table-cell table:style-name="TableCell52">
              <text:p text:style-name="P53">%pos2rate% EUR</text:p>
            </table:table-cell>
            <table:table-cell table:style-name="TableCell54">
              <text:p text:style-name="P55">%pos2total% EUR</text:p>
            </table:table-cell>
          </table:table-row>
          <table:table-row table:style-name="TableRow56">
            <table:table-cell table:style-name="TableCell57">
              <text:p text:style-name="TableContents">%pos3description% am %pos3date%</text:p>
            </table:table-cell>
            <table:table-cell table:style-name="TableCell58">
              <text:p text:style-name="P59">%pos3time% Stunden</text:p>
            </table:table-cell>
            <table:table-cell table:style-name="TableCell60">
              <text:p text:style-name="P61">%pos3rate% EUR</text:p>
            </table:table-cell>
            <table:table-cell table:style-name="TableCell62">
              <text:p text:style-name="P63">%pos3total% EUR</text:p>
            </table:table-cell>
          </table:table-row>
          <table:table-row table:style-name="TableRow64">
            <table:table-cell table:style-name="TableCell65">
              <text:p text:style-name="TableContents">%pos4description% am %pos4date%</text:p>
            </table:table-cell>
            <table:table-cell table:style-name="TableCell66">
              <text:p text:style-name="P67">%pos4time% Stunden</text:p>
            </table:table-cell>
            <table:table-cell table:style-name="TableCell68">
              <text:p text:style-name="P69">%pos4rate% EUR</text:p>
            </table:table-cell>
            <table:table-cell table:style-name="TableCell70">
              <text:p text:style-name="P71">%pos4total% EUR</text:p>
            </table:table-cell>
          </table:table-row>
          <table:table-row table:style-name="TableRow72">
            <table:table-cell table:style-name="TableCell73">
              <text:p text:style-name="TableContents">%pos5description% am %pos5date%</text:p>
            </table:table-cell>
            <table:table-cell table:style-name="TableCell74">
              <text:p text:style-name="P75">%pos5time% Stunden</text:p>
            </table:table-cell>
            <table:table-cell table:style-name="TableCell76">
              <text:p text:style-name="P77">%pos5rate% EUR</text:p>
            </table:table-cell>
            <table:table-cell table:style-name="TableCell78">
              <text:p text:style-name="P79">%pos5total% EUR</text:p>
            </table:table-cell>
          </table:table-row>
          <table:table-row table:style-name="TableRow80">
            <table:table-cell table:style-name="TableCell81">
              <text:p text:style-name="TableContents">%pos6description% am %pos6date%</text:p>
            </table:table-cell>
            <table:table-cell table:style-name="TableCell82">
              <text:p text:style-name="P83">%pos6time% Stunden</text:p>
            </table:table-cell>
            <table:table-cell table:style-name="TableCell84">
              <text:p text:style-name="P85">%pos6rate% EUR</text:p>
            </table:table-cell>
            <table:table-cell table:style-name="TableCell86">
              <text:p text:style-name="P87">%pos6total% EUR</text:p>
            </table:table-cell>
          </table:table-row>
          <table:table-row table:style-name="TableRow88">
            <table:table-cell table:style-name="TableCell89">
              <text:p text:style-name="TableContents">%pos7description% am %pos7date%</text:p>
            </table:table-cell>
            <table:table-cell table:style-name="TableCell90">
              <text:p text:style-name="P91">%pos7time% Stunden</text:p>
            </table:table-cell>
            <table:table-cell table:style-name="TableCell92">
              <text:p text:style-name="P93">%pos7rate% EUR</text:p>
            </table:table-cell>
            <table:table-cell table:style-name="TableCell94">
              <text:p text:style-name="P95">%pos7total% EUR</text:p>
            </table:table-cell>
          </table:table-row>
          <table:table-row table:style-name="TableRow96">
            <table:table-cell table:style-name="TableCell97">
              <text:p text:style-name="TableContents">%pos8description% am %pos8date%</text:p>
            </table:table-cell>
            <table:table-cell table:style-name="TableCell98">
              <text:p text:style-name="P99">%pos8time% Stunden</text:p>
            </table:table-cell>
            <table:table-cell table:style-name="TableCell100">
              <text:p text:style-name="P101">%pos8rate% EUR</text:p>
            </table:table-cell>
            <table:table-cell table:style-name="TableCell102">
              <text:p text:style-name="P103">%pos8total% EUR</text:p>
            </table:table-cell>
          </table:table-row>
          <table:table-row table:style-name="TableRow104">
            <table:table-cell table:style-name="TableCell105">
              <text:p text:style-name="TableContents">%pos9description% am %pos9date%</text:p>
            </table:table-cell>
            <table:table-cell table:style-name="TableCell106">
              <text:p text:style-name="P107">%pos9time% Stunden</text:p>
            </table:table-cell>
            <table:table-cell table:style-name="TableCell108">
              <text:p text:style-name="P109">%pos9rate% EUR</text:p>
            </table:table-cell>
            <table:table-cell table:style-name="TableCell110">
              <text:p text:style-name="P111">%pos9total% EUR</text:p>
            </table:table-cell>
          </table:table-row>
          <table:table-row table:style-name="TableRow112">
            <table:table-cell table:style-name="TableCell113">
              <text:p text:style-name="TableContents">%pos10description% am %pos10date%</text:p>
            </table:table-cell>
            <table:table-cell table:style-name="TableCell114">
              <text:p text:style-name="P115">%pos10time% Stunden</text:p>
            </table:table-cell>
            <table:table-cell table:style-name="TableCell116">
              <text:p text:style-name="P117">%pos10rate% EUR</text:p>
            </table:table-cell>
            <table:table-cell table:style-name="TableCell118">
              <text:p text:style-name="P119">%pos10total% EUR</text:p>
            </table:table-cell>
          </table:table-row>
          <table:table-row table:style-name="TableRow120">
            <table:table-cell table:style-name="TableCell121">
              <text:p text:style-name="TableContents"><text:s text:c="3"/>Gesamtbetrag</text:p>
            </table:table-cell>
            <table:table-cell table:style-name="TableCell122">
              <text:p text:style-name="P123"/>
            </table:table-cell>
            <table:table-cell table:style-name="TableCell124">
              <text:p text:style-name="P125"/>
            </table:table-cell>
            <table:table-cell table:style-name="TableCell126">
              <text:p text:style-name="P127">%totalsum% EUR</text:p>
            </table:table-cell>
          </table:table-row>
        </table:table>
        <text:p text:style-name="Standard"/>
        <text:p text:style-name="P128"/>
        <text:p text:style-name="P129"/>
        <text:p text:style-name="P130"/>
        <text:p text:style-name="P131">Es wird gemäß §19 Abs. 1 Umsatzsteuergesetz keine Umsatzsteuer erhoben.</text:p>
        <text:p text:style-name="P132"/>
        <text:p text:style-name="P133"/>
        <text:p text:style-name="P134">Wir möchten Sie bitten den<text:s/>Rechnungsbetrag innerhalb von 10 Tagen auf die angegebene Bankverbindung</text:p>
        <text:p text:style-name="P135"><text:span text:style-name="T136">zu überweisen. Verwendungszweck: 071 001 2015</text:span><text:span text:style-name="T137"><office:annotation><dc:creator>BLNK</dc:creator><dc:date>2016-07-15T23:24:00</dc:date><text:p text:style-name="Standard"><text:span text:style-name="T138">Depends on invoice number, customer number and year</text:span></text:p></office:annotation></text:span></text:p>
        <text:p text:style-name="P139"/>
        <text:p text:style-name="P140"/>
        <text:p text:style-name="P141"/>
        <text:p text:style-name="P142"/>
        <text:p text:style-name="P143"/>
        <text:p text:style-name="P144"><text:span text:style-name="T145"><draw:connector draw:type="line" svg:x1="-0.05472in" svg:y1="0.09409in" svg:x2="6.58973in" svg:y2="0.09409in" draw:z-index="251658240" draw:id="id0" draw:style-name="a0" draw:name="Gerader Verbinder 1" text:anchor-type="paragraph"><svg:title/><svg:desc/></draw:connector></text:span></text:p>
      </text:section>
      <text:section text:name="Sect3" text:style-name="S3">
        <text:p text:style-name="Standard"><text:span text:style-name="T146">Haushaltsnahe Dienstleistungen</text:span></text:p>
        <text:p text:style-name="P147">und Seniorenbetreuung Inh. M.Balonek</text:p>
        <text:p text:style-name="P148">In der<text:s/>Kuhtrifft. 33</text:p>
        <text:p text:style-name="P149">41541 Dormagen</text:p>
        <text:p text:style-name="P150">Comdirect bank AG</text:p>
        <text:p text:style-name="P151">Konto-Inh. Monika Balonek</text:p>
        <text:p text:style-name="P152">IBAN: DE00 1111 2222 3333 4444 55</text:p>
        <text:p text:style-name="P153">BIC: DUPAJASIUXXX</text:p>
        <text:p text:style-name="P154"/>
        <text:p text:style-name="P155"/>
        <text:p text:style-name="P156">Steuernummer: 666/0000/1111</text:p>
        <text:p text:style-name="P157"/>
        <text:p text:style-name="P158"/>
        <text:p text:style-name="P159"/>
      </text:section>
      <text:section text:name="Sect4" text:style-name="S4">
        <text:p text:style-name="P160"/>
        <text:p text:style-name="P16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rvorhebung" style:display-name="Hervorhebung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Kommentartext" style:display-name="Kommentartext" style:family="paragraph" style:parent-style-name="Standard">
      <style:text-properties style:font-name-complex="Mangal" fo:font-size="10pt" style:font-size-asian="10pt" style:font-size-complex="9pt" fo:hyphenate="false"/>
    </style:style>
    <style:style style:name="KommentartextZchn" style:display-name="Kommentartext Zchn" style:family="text" style:parent-style-name="Absatz-Standardschriftart">
      <style:text-properties style:font-name-complex="Mangal" fo:font-size="10pt" style:font-size-asian="10pt" style:font-size-complex="9pt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nzumutbar</meta:initial-creator>
    <dc:creator>Unzumutbar</dc:creator>
    <meta:creation-date>2016-08-14T01:23:00Z</meta:creation-date>
    <dc:date>2016-08-14T01:39:00Z</dc:date>
    <meta:print-date>2015-04-26T17:47:00Z</meta:print-date>
    <meta:template xlink:href="Normal.dotm" xlink:type="simple"/>
    <meta:editing-cycles>6</meta:editing-cycles>
    <meta:editing-duration>PT0S</meta:editing-duration>
    <meta:document-statistic meta:page-count="2" meta:paragraph-count="3" meta:word-count="246" meta:character-count="1795" meta:row-count="12" meta:non-whitespace-character-count="1552"/>
  </office:meta>
</office:document-meta>
</file>